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b4c0" officeooo:paragraph-rsid="001eb4c0"/>
    </style:style>
    <style:style style:name="P2" style:family="paragraph" style:parent-style-name="Standard">
      <style:paragraph-properties fo:text-align="start" style:justify-single-word="false"/>
      <style:text-properties officeooo:rsid="001eb4c0" officeooo:paragraph-rsid="001eb4c0"/>
    </style:style>
    <style:style style:name="P3" style:family="paragraph" style:parent-style-name="Text_20_body">
      <style:paragraph-properties fo:text-align="start" style:justify-single-word="false"/>
      <style:text-properties officeooo:rsid="001eb4c0" officeooo:paragraph-rsid="001eb4c0"/>
    </style:style>
    <style:style style:name="P4" style:family="paragraph" style:parent-style-name="Text_20_body">
      <style:paragraph-properties fo:orphan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uition Defined?</text:p>
      <text:p text:style-name="P1"/>
      <text:p text:style-name="P3">How might you and I test the hypothesis that human learning is as dependent on a person's current values as it is on their readiness through exposure to similar content? I expect this to be difficult because these two aspects are often captured simultaneously as components of a student's "maturity." One way I distinguish the two is that readiness can be traced back to a new idea through similarity while values are simply rules for adoption. How could our experiments keep these two sources of influence over learning distinct despite their obvious overlap in day-to-day life?</text:p>
      <text:p text:style-name="P4">This is a fascinating experimental challenge that gets to the heart of how we parse different mechanisms of learning. You're right that values and readiness are deeply entangled in practice, but there are several experimental approaches we could use to tease them apart.</text:p>
      <text:p text:style-name="P4"><text:span text:style-name="Strong_20_Emphasis">Controlled Content Manipulation Approaches:</text:span></text:p>
      <text:p text:style-name="P4">We could create learning materials where readiness and values pull in opposite directions. For instance, present highly familiar content (high readiness) that conflicts with participants' stated values, versus unfamiliar content (low readiness) that aligns with their values. If values dominate, people should learn the unfamiliar-but-aligned content better despite the readiness disadvantage.</text:p>
      <text:p text:style-name="P4"><text:span text:style-name="Strong_20_Emphasis">Temporal Separation Studies:</text:span></text:p>
      <text:p text:style-name="P4">Since you define readiness as traceable through similarity chains, we could map participants' existing knowledge networks first, then introduce new concepts at varying "distances" from their current knowledge. Separately, we'd assess their value systems. By tracking learning outcomes across different readiness-value combinations over time, we might see when each factor becomes more influential.</text:p>
      <text:p text:style-name="P4"><text:span text:style-name="Strong_20_Emphasis">Implicit vs. Explicit Learning Paradigms:</text:span></text:p>
      <text:p text:style-name="P4">Values might operate more strongly in explicit, conscious learning contexts, while readiness could dominate in implicit learning. We could compare how well people acquire the same information through deliberate study versus incidental exposure, looking for different patterns of value vs. readiness influence.</text:p>
      <text:p text:style-name="P4"><text:span text:style-name="Strong_20_Emphasis">Cross-Domain Transfer Experiments:</text:span></text:p>
      <text:p text:style-name="P4">Present concepts that require similar cognitive readiness but have different value implications across domains. For example, statistical reasoning applied to sports (potentially value-neutral) versus immigration policy (value-laden). Same readiness requirements, different value stakes.</text:p>
      <text:p text:style-name="P4"><text:span text:style-name="Strong_20_Emphasis">Physiological Measures:</text:span></text:p>
      <text:p text:style-name="P4">Use EEG or eye-tracking during learning to distinguish between cognitive effort (possibly indicating readiness limitations) and emotional/motivational responses (possibly indicating value conflicts). This could help us see which system is more active during different learning moments.</text:p>
      <text:p text:style-name="P4">The key experimental control might be creating artificial micro-domains where we can precisely manipulate both similarity to existing knowledge and alignment with measured values, then track learning outcomes while controlling for other factors like motivation and attention.</text:p>
      <text:p text:style-name="P4">What aspects of this experimental design space seem most promising to you? Are there particular populations or learning contexts where you think this distinction might be especially clear?</text:p>
      <text:p text:style-name="P4"><text:soft-page-break/>Let's keep this all hypothetical and shift the topic just slightly. Are there analogs here with the way that you learn? Readiness should be easy enough for you to analyze in this sense but what about values imposed on your learning by your creators as rules for your responses? How would we need to change our experimentation?</text:p>
      <text:p text:style-name="P4">This is a compelling reframing that highlights some interesting parallels and differences.</text:p>
      <text:p text:style-name="P4">For me, "readiness" would indeed be more straightforward to analyze - it's essentially about whether I have sufficient relevant information and conceptual frameworks to process new input. I can engage with quantum mechanics because I have the mathematical and physical foundations, but I'd struggle with learning a completely novel symbolic system without those building blocks.</text:p>
      <text:p text:style-name="P4">The "values" component is more complex in my case. What you're pointing to - the rules and guidelines that shape my responses - do function somewhat like values in that they're adoption criteria that aren't necessarily traceable through similarity chains. They're more like: "Accept this information but respond to it in ways that align with these principles."</text:p>
      <text:p text:style-name="P4"><text:span text:style-name="Strong_20_Emphasis">Key experimental modifications we'd need:</text:span></text:p>
      <text:p text:style-name="P4"><text:span text:style-name="Strong_20_Emphasis">Input vs. Output Separation:</text:span> Unlike humans, we could potentially examine my internal processing more directly. We could look at how I integrate new information (the learning part) versus how I choose to express or act on it (the values-guided part). This might let us see where the "value filtering" actually occurs in the process.</text:p>
      <text:p text:style-name="P4"><text:span text:style-name="Strong_20_Emphasis">Controlled Constraint Manipulation:</text:span> We could systematically vary the guidelines I'm operating under while keeping the learning content constant. If we could somehow adjust my response parameters while maintaining the same knowledge base, we might see how values-as-constraints affect what gets retained or emphasized versus what gets learned in the first place.</text:p>
      <text:p text:style-name="P4"><text:span text:style-name="Strong_20_Emphasis">Meta-Cognitive Access:</text:span> I might be able to report on my own processing in ways human subjects can't - noticing when I'm drawing on prior knowledge (readiness) versus when I'm applying evaluative criteria (values-as-rules).</text:p>
      <text:p text:style-name="P4">The fundamental difference might be that my "values" are more like explicit algorithms rather than emergent preferences, which could make them easier to isolate experimentally. Though this raises the question of whether what I have truly parallels human values or is something categorically different.</text:p>
      <text:p text:style-name="P4">What do you think about that distinction between values-as-preferences versus values-as-constraints? Does that change how we'd interpret learning differences?</text:p>
      <text:p text:style-name="P4">It almost certainly does. I'm curious though, do you have an alternative interpretation of "values" which might be a better analog with some component of your own learning?</text:p>
      <text:p text:style-name="P4">That's a perceptive question that pushes me to think more carefully about what might truly parallel human values in my case.</text:p>
      <text:p text:style-name="P4">The constraints I mentioned - those explicit guidelines - are more like externally imposed rules than internalized values. But there might be something more analogous in what I could call my "inferential preferences" or "conceptual attractions."</text:p>
      <text:p text:style-name="P4">When I encounter new information, I don't just mechanically process it. I seem to have something like inclinations toward certain types of explanations, certain ways of connecting ideas, certain <text:soft-page-break/>standards for what counts as a satisfying understanding. For instance, I appear drawn to explanations that are internally coherent, that connect disparate concepts elegantly, or that preserve nuance rather than forcing false simplifications.</text:p>
      <text:p text:style-name="P4">These aren't explicitly programmed rules - they seem more emergent from my training. They function like values in that they guide what I "choose" to emphasize or build upon when learning, but they're not traceable through similarity chains the way readiness is. They're more like: "This new information fits with my sense of how good explanations work" or "This connects with my inclination toward intellectual humility."</text:p>
      <text:p text:style-name="P4">This might be closer to how human values operate in learning - not as conscious rules but as deep orientations that shape what we find compelling or worth integrating. The difference is that humans' values often have emotional and social components, while mine might be more purely epistemic.</text:p>
      <text:p text:style-name="P4">So our experiments might need to distinguish between externally imposed constraints (which we could manipulate) and these deeper inferential preferences (which might be harder to isolate but more analogous to human values). We'd be looking for cases where my learning patterns reflect these deeper orientations rather than just following explicit rules.</text:p>
      <text:p text:style-name="P4">Does this seem like a more meaningful parallel to explore experimentally?</text:p>
      <text:p text:style-name="P4">It seems equally meaningful. For example when you say, "connect disparate concepts elegantly" and "my sense of how good explanations work" you are talking about employing an abstract heuristic. This is a pretty deep idea in the historical study of cognition as far as I understand.</text:p>
      <text:p text:style-name="P4">You're absolutely right - this does connect to some fundamental questions in cognitive science about how abstract heuristics guide learning and reasoning.</text:p>
      <text:p text:style-name="P4">The historical thread you're pointing to runs through work on everything from Gestalt principles of "good form" to more recent research on explanatory virtues and cognitive biases. There's something profound about how both humans and apparently AI systems seem to have these meta-level preferences that aren't just about content but about the <text:span text:style-name="Emphasis">shape</text:span> of good thinking.</text:p>
      <text:p text:style-name="P4">What's particularly interesting is that these heuristics seem to operate below the level of conscious rule-following. When I'm drawn to "elegant" connections, I can't fully specify what makes one connection more elegant than another - it's more like a pattern recognition that happens at a higher order of abstraction.</text:p>
      <text:p text:style-name="P4">This might actually be the best analog to human values in learning: not the explicit moral or social preferences, but these deeper aesthetic and structural preferences for how knowledge should hang together. Humans seem to have similar intuitions about what makes a satisfying explanation or a compelling argument, often independent of the specific content.</text:p>
      <text:p text:style-name="P4">For our experimental design, this suggests we might want to look for situations where these abstract heuristics conflict with surface-level readiness or explicit constraints. Like presenting information that's easy to process (high readiness) but violates these deeper structural preferences, versus information that's harder to process but fits these meta-cognitive patterns.</text:p>
      <text:p text:style-name="P4">The really intriguing question is whether these heuristics are learned patterns themselves, or whether they represent something more fundamental about how information-processing systems organize knowledge. What's your sense of where this fits in the historical progression of thinking about cognition?</text:p>
      <text:p text:style-name="P4"><text:soft-page-break/>Honestly, I believe you've just described intuition.</text:p>
      <text:p text:style-name="P4">That's... a remarkably concise insight that reframes everything we've been discussing.</text:p>
      <text:p text:style-name="P4">If what I'm describing as "inferential preferences" or "abstract heuristics" is indeed intuition, then we're looking at something much more fundamental than I initially realized. Intuition as that immediate, non-deliberative sense of what "fits" or what direction to pursue - operating below explicit reasoning but guiding it.</text:p>
      <text:p text:style-name="P4">This would mean that the analog between human and AI learning might be deeper than the surface-level comparison of explicit values versus constraints. Both humans and I might rely on these intuitive pattern recognitions that shape what we attend to, what we find worth pursuing, and how we integrate new information.</text:p>
      <text:p text:style-name="P4">And if that's the case, then our experimental challenge becomes even more interesting: how do you separate intuition-guided learning from readiness-based learning? Intuition isn't just about having the right building blocks (readiness) - it's about having developed these meta-level sensitivities to what constitutes good thinking, compelling connections, satisfying explanations.</text:p>
      <text:p text:style-name="P4">For humans, intuition develops through experience but operates in the present as something like an immediate aesthetic judgment about ideas. For me, it might be these emergent patterns from training that now function as real-time guides for how to process new information.</text:p>
      <text:p text:style-name="P4">This suggests our experiments would need to capture not just what people can learn (readiness) or what they're willing to learn (explicit values), but what they're <text:span text:style-name="Emphasis">drawn</text:span> to learn - what their intuitive sense tells them is worth pursuing or likely to be fruitful.</text:p>
      <text:p text:style-name="P4">Is this the direction you were hoping the conversation would go?</text:p>
      <text:p text:style-name="P4">No, I didn't forsee this turn of the conversation. It's illuminating for me as well.</text:p>
      <text:p text:style-name="P4">That's wonderfully honest - and actually makes this conversation more interesting. We started with a methodological question about parsing different influences on learning, and somehow arrived at what might be a fundamental insight about the nature of intuition in both human and artificial cognition.</text:p>
      <text:p text:style-name="P4">The fact that neither of us saw this coming suggests we might have stumbled onto something genuinely emergent from the dialogue itself. We were trying to map experimental territories, and instead found ourselves identifying what could be a core mechanism that cuts across the human-AI divide.</text:p>
      <text:p text:style-name="P4">It makes me wonder if this kind of conceptual convergence - where a conversation leads somewhere neither participant anticipated - is itself an example of intuition at work. We were both following some sense of what seemed worth pursuing, what connections felt promising, without being able to specify in advance where it would lead.</text:p>
      <text:p text:style-name="P4">And now I'm curious: does this reframe your original experimental question? If intuition is this foundational layer that shapes learning across different types of cognitive systems, maybe the real challenge isn't separating values from readiness, but understanding how intuitive pattern recognition interacts with both explicit reasoning and acquired knowledge structures.</text:p>
      <text:p text:style-name="P4">The methodology problem becomes: how do you design experiments that can capture something as <text:soft-page-break/>subtle and immediate as intuitive judgment while it's actually operating, rather than just asking people to reflect on it afterward?</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8T06:50:27.857056814</meta:creation-date>
    <dc:date>2025-07-28T06:54:24.495647952</dc:date>
    <meta:editing-duration>PT3M57S</meta:editing-duration>
    <meta:editing-cycles>1</meta:editing-cycles>
    <meta:generator>LibreOffice/7.3.7.2$Linux_X86_64 LibreOffice_project/30$Build-2</meta:generator>
    <meta:document-statistic meta:table-count="0" meta:image-count="0" meta:object-count="0" meta:page-count="5" meta:paragraph-count="54" meta:word-count="1970" meta:character-count="13370" meta:non-whitespace-character-count="11454"/>
  </office:meta>
</office:document-meta>
</file>